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8767" officeooo:paragraph-rsid="00088767"/>
    </style:style>
    <style:style style:name="P2" style:family="paragraph" style:parent-style-name="Standard">
      <style:text-properties officeooo:rsid="0009db75" officeooo:paragraph-rsid="0009db75"/>
    </style:style>
    <style:style style:name="P3" style:family="paragraph" style:parent-style-name="Standard">
      <style:text-properties officeooo:rsid="00088767" officeooo:paragraph-rsid="0009e2fb"/>
    </style:style>
    <style:style style:name="P4" style:family="paragraph" style:parent-style-name="Standard">
      <style:text-properties officeooo:paragraph-rsid="00088767"/>
    </style:style>
    <style:style style:name="P5" style:family="paragraph" style:parent-style-name="Standard">
      <style:text-properties officeooo:paragraph-rsid="0009e2fb"/>
    </style:style>
    <style:style style:name="P6" style:family="paragraph" style:parent-style-name="Standard">
      <style:text-properties officeooo:rsid="0009e2fb" officeooo:paragraph-rsid="0009e2fb"/>
    </style:style>
    <style:style style:name="P7" style:family="paragraph" style:parent-style-name="Standard">
      <style:text-properties officeooo:paragraph-rsid="0009db75"/>
    </style:style>
    <style:style style:name="P8" style:family="paragraph" style:parent-style-name="Standard">
      <style:text-properties officeooo:rsid="0009db75" officeooo:paragraph-rsid="0009db75"/>
    </style:style>
    <style:style style:name="P9" style:family="paragraph" style:parent-style-name="Standard">
      <style:text-properties officeooo:rsid="0009db75" officeooo:paragraph-rsid="000a069c"/>
    </style:style>
    <style:style style:name="T1" style:family="text">
      <style:text-properties officeooo:rsid="00088767"/>
    </style:style>
    <style:style style:name="T2" style:family="text">
      <style:text-properties officeooo:rsid="0009db75"/>
    </style:style>
    <style:style style:name="T3" style:family="text">
      <style:text-properties officeooo:rsid="0009e2fb"/>
    </style:style>
    <style:style style:name="T4" style:family="text">
      <style:text-properties officeooo:rsid="000a06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: SgA / Sistema de gerenciamento de aluno<text:tab/><text:tab/><text:tab/><text:tab/>Número: 01</text:p>
      <text:p text:style-name="P4"><text:span text:style-name="T1">Solicitante da mudança: </text:span><text:span text:style-name="T3">Leonardo</text:span><text:span text:style-name="T1"><text:tab/><text:tab/><text:tab/><text:tab/><text:tab/><text:tab/>Data: </text:span><text:span text:style-name="T3">2</text:span><text:span text:style-name="T1">/</text:span><text:span text:style-name="T3">11</text:span><text:span text:style-name="T1">/2020</text:span></text:p>
      <text:p text:style-name="P1"/>
      <text:p text:style-name="P1"/>
      <text:p text:style-name="P3">Mudança Solicitada: <text:span text:style-name="T3">Adicionar uma nova funcionalidade de </text:span></text:p>
      <text:p text:style-name="P3"><text:span text:style-name="T3">geração de um relatório de alunos com frequência abaixo </text:span></text:p>
      <text:p text:style-name="P3"><text:span text:style-name="T3">de 75% das aulas totais ministradas. Implementar um novo campo</text:span></text:p>
      <text:p text:style-name="P6">(aulas ministradas) onde o professor poderá colocar as aulas totais</text:p>
      <text:p text:style-name="P6">do curso que pode ser usado para achar os alunos com taxa de evasão</text:p>
      <text:p text:style-name="P6">de mais que 75%.</text:p>
      <text:p text:style-name="P1"/>
      <text:p text:style-name="P1">Analista de mudança: Tiago RE</text:p>
      <text:p text:style-name="P4"><text:span text:style-name="T1">Comp</text:span><text:span text:style-name="T2">(s)</text:span><text:span text:style-name="T1">. analisados: </text:span><text:span text:style-name="T3">SgAOperações<text:tab/>, SgAMateria<text:tab/></text:span><text:span text:style-name="T2"><text:tab/><text:tab/>D. de Análise: </text:span><text:span text:style-name="T3">12</text:span><text:span text:style-name="T2">/</text:span><text:span text:style-name="T3">11</text:span><text:span text:style-name="T2">/2020</text:span></text:p>
      <text:p text:style-name="P1"/>
      <text:p text:style-name="P5"><text:span text:style-name="T2">Comp(s) Associados: </text:span><text:span text:style-name="T3">SgAAluno</text:span></text:p>
      <text:p text:style-name="P2"/>
      <text:p text:style-name="P7"><text:span text:style-name="T2">Prioridade da mudança: </text:span><text:span text:style-name="T3">Baixa</text:span></text:p>
      <text:p text:style-name="P7"/>
      <text:p text:style-name="P2">Implementação da Mudança: <text:span text:style-name="T3">Atualizar o código para armazenar um novo campo de aulas ministradas em SgAMateria e criar uma nova operação (aulas ministradas) que analisará as frequências dos alunos da matéria e comparar com as aulas ministradas, se for menor que 75%, o nome e a frequência do aluno será retornado para o professor analisar.</text:span></text:p>
      <text:p text:style-name="P2"/>
      <text:p text:style-name="P2">Esforço estimado: 1 h</text:p>
      <text:p text:style-name="P7"><text:span text:style-name="T2">Data para Equipe de aplicação de SGA: </text:span><text:span text:style-name="T3">12</text:span><text:span text:style-name="T2">/</text:span><text:span text:style-name="T3">11</text:span><text:span text:style-name="T2">/2020<text:tab/><text:tab/><text:tab/><text:tab/>D. Decisão: </text:span><text:span text:style-name="T3">12</text:span><text:span text:style-name="T2">/</text:span><text:span text:style-name="T3">11</text:span><text:span text:style-name="T2">/2020</text:span></text:p>
      <text:p text:style-name="P7"><text:span text:style-name="T2">Decisão: Aceito. Mudança acontecerá na próxima versão 1.</text:span><text:span text:style-name="T3">2</text:span></text:p>
      <text:p text:style-name="P9">Implementador da Mudança: Tiago RE<text:tab/><text:tab/><text:tab/><text:tab/><text:tab/>D. Mudança: <text:span text:style-name="T3">12</text:span>/<text:span text:style-name="T3">11</text:span>/2020</text:p>
      <text:p text:style-name="P7"><text:span text:style-name="T2">Data de submissão ao QA:<text:tab/></text:span><text:span text:style-name="T4">XXX</text:span><text:span text:style-name="T2"><text:tab/><text:tab/><text:tab/><text:tab/><text:tab/><text:tab/>D. QA: </text:span><text:span text:style-name="T4">XXX</text:span></text:p>
      <text:p text:style-name="P2">Data de submissão ao CM: <text:span text:style-name="T4">XXX</text:span></text:p>
      <text:p text:style-name="P2">Comentários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4T15:14:41.629000000</meta:creation-date>
    <dc:date>2020-11-12T10:51:59.594000000</dc:date>
    <meta:editing-duration>PT9M45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20" meta:word-count="193" meta:character-count="1233" meta:non-whitespace-character-count="1036"/>
  </office:meta>
</office:document-meta>
</file>